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6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0268in" svg:height="2.5949in" svg:x="2.7094in" svg:y="1.1768in">
            <draw:object draw:notify-on-update-of-ranges="Sheet1.A2:Sheet1.A49 Sheet1.B1:Sheet1.B1 Sheet1.B2:Sheet1.B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Users</text:p>
          </table:table-cell>
          <table:table-cell table:number-columns-repeated="4"/>
        </table:table-row>
        <table:table-row table:style-name="ro1">
          <table:table-cell office:value-type="date" office:date-value="2011-10-01">
            <text:p>10/01/1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date" office:date-value="2011-11-01">
            <text:p>11/01/1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11-12-01">
            <text:p>12/01/1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12-02-01">
            <text:p>02/01/1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12-02-01">
            <text:p>02/01/1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12-02-01">
            <text:p>02/01/12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12-05-01">
            <text:p>05/01/12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date" office:date-value="2012-05-01">
            <text:p>05/01/1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12-05-01">
            <text:p>05/01/12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date" office:date-value="2012-05-01">
            <text:p>05/01/1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date" office:date-value="2012-05-01">
            <text:p>05/01/12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date" office:date-value="2012-06-01">
            <text:p>06/01/12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date" office:date-value="2012-07-01">
            <text:p>07/01/12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date" office:date-value="2012-07-01">
            <text:p>07/01/12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date" office:date-value="2012-09-01">
            <text:p>09/01/12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date" office:date-value="2012-09-01">
            <text:p>09/01/12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date" office:date-value="2012-10-01">
            <text:p>10/01/12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date" office:date-value="2012-10-01">
            <text:p>10/01/12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date" office:date-value="2012-10-01">
            <text:p>10/01/12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date" office:date-value="2012-11-01">
            <text:p>11/01/12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date" office:date-value="2012-11-01">
            <text:p>11/01/1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date" office:date-value="2012-12-01">
            <text:p>12/01/12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date" office:date-value="2012-12-01">
            <text:p>12/01/12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date" office:date-value="2013-01-01">
            <text:p>01/01/13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date" office:date-value="2013-01-01">
            <text:p>01/01/13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date" office:date-value="2013-01-01">
            <text:p>01/01/13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date" office:date-value="2013-01-01">
            <text:p>01/01/13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date" office:date-value="2013-01-01">
            <text:p>01/01/13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date" office:date-value="2013-02-01">
            <text:p>02/01/13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date" office:date-value="2013-02-01">
            <text:p>02/01/13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date" office:date-value="2013-03-01">
            <text:p>03/01/13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date" office:date-value="2013-03-01">
            <text:p>03/01/13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date" office:date-value="2013-03-01">
            <text:p>03/01/13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date" office:date-value="2013-04-01">
            <text:p>04/01/13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date" office:date-value="2013-04-01">
            <text:p>04/01/13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date" office:date-value="2013-05-01">
            <text:p>05/01/13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date" office:date-value="2013-05-01">
            <text:p>05/01/13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date" office:date-value="2013-05-01">
            <text:p>05/01/13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date" office:date-value="2013-06-01">
            <text:p>06/01/13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date" office:date-value="2013-06-01">
            <text:p>06/01/13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date" office:date-value="2013-06-01">
            <text:p>06/01/13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date" office:date-value="2013-06-01">
            <text:p>06/01/13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date" office:date-value="2013-07-01">
            <text:p>07/01/13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date" office:date-value="2013-07-01">
            <text:p>07/01/13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3-08-01">
            <text:p>08/01/13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13-08-01">
            <text:p>08/01/13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date" office:date-value="2013-09-01">
            <text:p>09/01/13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date" office:date-value="2013-10-01">
            <text:p>10/01/1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-of-week/>
      <number:text>, </number:text>
      <number:month number:textual="true"/>
      <number:text> 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number:date-style style:name="N122">
      <number:month number:textual="true"/>
      <number:text> </number:text>
      <number:year/>
    </number:date-style>
    <number:date-style style:name="N123">
      <number:month number:textual="true"/>
      <number:text> </number:text>
      <number:year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Coleman</meta:initial-creator>
    <meta:creation-date>2013-11-04T22:54:03</meta:creation-date>
    <meta:generator>LibreOffice/3.5$Linux_X86_64 LibreOffice_project/350m1$Build-2</meta:generator>
    <dc:date>2013-11-05T00:04:20</dc:date>
    <dc:creator>Dave Coleman</dc:creator>
    <meta:editing-duration>P0D</meta:editing-duration>
    <meta:editing-cycles>2</meta:editing-cycles>
    <meta:document-statistic meta:table-count="3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3"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09cm" svg:height="6.592cm" xlink:href=".." xlink:type="simple" chart:class="chart:line" chart:style-name="ch1">
        <chart:title svg:x="4.588cm" svg:y="0.266cm" chart:style-name="ch2">
          <text:p>MoveIt! Code Contributors</text:p>
        </chart:title>
        <chart:plot-area chart:style-name="ch3" table:cell-range-address="Sheet1.A1:Sheet1.B49" chart:data-source-has-labels="both" svg:x="1.456cm" svg:y="0.881cm" svg:width="13.594cm" svg:height="4.918cm">
          <chartooo:coordinate-region svg:x="2.242cm" svg:y="1.08cm" svg:width="12.021cm" svg:height="4.019cm"/>
          <chart:axis chart:dimension="x" chart:name="primary-x" chart:style-name="ch4" chartooo:axis-type="auto">
            <chartooo:date-scale/>
            <chart:title svg:x="6.265cm" svg:y="5.91cm" chart:style-name="ch5">
              <text:p>Date of First Commit</text:p>
            </chart:title>
            <chart:categories table:cell-range-address="Sheet1.A2:Sheet1.A49"/>
          </chart:axis>
          <chart:axis chart:dimension="y" chart:name="primary-y" chart:style-name="ch6">
            <chart:title svg:x="0.468cm" svg:y="5.633cm" chart:style-name="ch7">
              <text:p>Number of Contributors</text:p>
            </chart:title>
            <chart:grid chart:style-name="ch8" chart:class="major"/>
          </chart:axis>
          <chart:series chart:style-name="ch9" chart:values-cell-range-address="Sheet1.B2:Sheet1.B49" chart:label-cell-address="Sheet1.B1:Sheet1.B1" chart:class="chart:line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0817">
                <text:p>40820</text:p>
                <draw:g>
                  <svg:desc>Sheet1.A2:Sheet1.A49</svg:desc>
                </draw:g>
              </table:table-cell>
              <table:table-cell office:value-type="float" office:value="1">
                <text:p>1</text:p>
                <draw:g>
                  <svg:desc>Sheet1.B2:Sheet1.B49</svg:desc>
                </draw:g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